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6cm" svg:height="1.6cm" svg:x="7cm" svg:y="2.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3" draw:id="id3" draw:layer="layout" svg:width="11cm" svg:height="3.1cm" svg:x="4.162cm" svg:y="5.078cm">
          <text:p text:style-name="P1">Input height in inches</text:p>
          <text:p text:style-name="P1">Input weight in ston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" draw:id="id1" draw:layer="layout" svg:width="8.3cm" svg:height="3.3cm" svg:x="5.1cm" svg:y="9.2cm">
          <text:p text:style-name="P1">CM=heightinches*:2.54</text:p>
          <text:p text:style-name="P1">KG=weightstones*6.364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2" draw:id="id2" draw:layer="layout" svg:width="7.7cm" svg:height="2.9cm" svg:x="5.4cm" svg:y="13.8cm">
          <text:p text:style-name="P1">Output both answer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9.25cm" svg:y1="12.5cm" svg:x2="9.25cm" svg:y2="13.8cm" draw:start-shape="id1" draw:start-glue-point="6" draw:end-shape="id2" draw:end-glue-point="5" svg:d="M9250 12500v1300" svg:viewBox="0 0 1 1301">
          <text:p/>
        </draw:connector>
        <draw:connector draw:style-name="gr2" draw:text-style-name="P1" draw:layer="layout" svg:x1="9.662cm" svg:y1="8.178cm" svg:x2="9.25cm" svg:y2="9.2cm" draw:start-shape="id3" draw:start-glue-point="8" draw:end-shape="id1" draw:end-glue-point="4" svg:d="M9662 8178v512h-412v510" svg:viewBox="0 0 413 1023">
          <text:p/>
        </draw:connector>
        <draw:connector draw:style-name="gr2" draw:text-style-name="P1" draw:layer="layout" svg:x1="9.8cm" svg:y1="3.7cm" svg:x2="9.662cm" svg:y2="5.078cm" draw:start-shape="id4" draw:start-glue-point="6" draw:end-shape="id3" draw:end-glue-point="5" svg:d="M9800 3700v690h-138v688" svg:viewBox="0 0 139 13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0:52:50.499000000</meta:creation-date>
    <dc:date>2014-09-16T11:12:07.917000000</dc:date>
    <meta:editing-duration>PT3M18S</meta:editing-duration>
    <meta:editing-cycles>1</meta:editing-cycles>
    <meta:document-statistic meta:object-count="7"/>
    <meta:generator>LibreOffice/4.2.5.2$Windows_x86 LibreOffice_project/61cb170a04bb1f12e77c884eab9192be736ec5f5</meta:generator>
  </office:meta>
</office:document-meta>
</file>